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006699" draw:marker-start-width="0.203cm" draw:marker-end-width="0.203cm" draw:fill-color="#6699cc" draw:opacity="10%" draw:textarea-horizontal-align="justify" draw:textarea-vertical-align="middle" draw:auto-grow-height="false" fo:min-height="0cm" fo:min-width="0cm" fo:padding-top="0.125cm" fo:padding-bottom="0.125cm" fo:padding-left="0.25cm" fo:padding-right="0.25cm" draw:shadow-opacity="10%"/>
    </style:style>
    <style:style style:name="gr2" style:family="graphic" style:parent-style-name="standard">
      <style:graphic-properties svg:stroke-width="0.051cm" svg:stroke-color="#0066cc" draw:marker-start-width="0.355cm" draw:marker-end-width="0.355cm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666666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66cc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cm" svg:stroke-color="#666666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svg:stroke-color="#666666" draw:marker-start-width="0.203cm" draw:marker-end="Arrow" draw:marker-end-width="0.051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draw:stroke-dash="Ultrafine_20_Dashed" svg:stroke-width="0cm" svg:stroke-color="#666666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svg:stroke-color="#006699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fo:min-height="0.429cm" fo:padding-top="0cm" fo:padding-bottom="0cm" fo:padding-left="0cm" fo:padding-right="0cm"/>
    </style:style>
    <style:style style:name="gr10" style:family="graphic" style:parent-style-name="objectwithoutfill">
      <style:graphic-properties draw:stroke="dash" draw:stroke-dash="Ultrafine_20_Dashed" svg:stroke-width="0cm" svg:stroke-color="#006699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stroke="dash" draw:stroke-dash="Ultrafine_20_Dashed" svg:stroke-width="0cm" svg:stroke-color="#666666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666666" draw:fill="none" draw:textarea-horizontal-align="justify" draw:textarea-vertical-align="middle" draw:auto-grow-height="false" fo:min-height="0cm" fo:min-width="0cm" draw:shadow-offset-x="0.203cm" draw:shadow-offset-y="0.203cm"/>
    </style:style>
    <style:style style:name="gr13" style:family="graphic" style:parent-style-name="objectwithoutfill">
      <style:graphic-properties draw:stroke="dash" draw:stroke-dash="Ultrafine_20_Dashed" svg:stroke-color="#666666" draw:marker-end="Arrow" draw:marker-end-width="0.203cm" draw:fill="none" draw:textarea-vertical-align="middle"/>
    </style:style>
    <style:style style:name="gr14" style:family="graphic" style:parent-style-name="objectwithoutfill">
      <style:graphic-properties draw:stroke="solid" draw:stroke-dash="Ultrafine_20_Dashed" svg:stroke-color="#666666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11.43cm" svg:x="0.508cm" svg:y="8.212cm">
          <text:p/>
          <draw:enhanced-geometry svg:viewBox="0 0 21600 21600" draw:path-stretchpoint-x="10800" draw:path-stretchpoint-y="10800" draw:text-areas="?f3 ?f4 ?f5 ?f6" draw:type="round-rectangle" draw:modifiers="274.718809482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048cm" svg:height="1.397cm" svg:x="4.953cm" svg:y="17.526cm">
          <text:p text:style-name="P1"><text:span text:style-name="T1">postgresql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048cm" svg:height="1.397cm" svg:x="8.509cm" svg:y="17.526cm">
          <text:p text:style-name="P1"><text:span text:style-name="T1">cassandra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3.048cm" svg:height="1.397cm" svg:x="16.002cm" svg:y="9.525cm">
          <text:p text:style-name="P1"><text:span text:style-name="T1">c3-selenium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048cm" svg:height="1.397cm" svg:x="4.345cm" svg:y="8.99cm">
          <text:p text:style-name="P1"><text:span text:style-name="T1">c3-clus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048cm" svg:height="1.397cm" svg:x="6.604cm" svg:y="14.351cm">
          <text:p text:style-name="P1"><text:span text:style-name="T1">c3-persistence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048cm" svg:height="1.397cm" svg:x="14.859cm" svg:y="3.556cm">
          <text:p text:style-name="P1"><text:span text:style-name="T1">c3-builder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048cm" svg:height="1.397cm" svg:x="1.016cm" svg:y="11.557cm">
          <text:p text:style-name="P1"><text:span text:style-name="T1">zookeeper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048cm" svg:height="1.397cm" svg:x="2.159cm" svg:y="14.859cm">
          <text:p text:style-name="P1"><text:span text:style-name="T1">nginx-ingress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.048cm" svg:height="1.397cm" svg:x="10.668cm" svg:y="2.032cm">
          <text:p text:style-name="P1"><text:span text:style-name="T1">c3-local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048cm" svg:height="1.397cm" svg:x="5.715cm" svg:y="3.683cm">
          <text:p text:style-name="P1"><text:span text:style-name="T1">c3-tester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48cm" svg:height="1.397cm" svg:x="18.161cm" svg:y="6.223cm">
          <text:p text:style-name="P1"><text:span text:style-name="T1">c3-cli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6.383cm" svg:y1="4.953cm" svg:x2="17.526cm" svg:y2="9.525cm" draw:start-shape="id1" draw:start-glue-point="2" draw:end-shape="id2" draw:end-glue-point="0" svg:d="M16383 4953l1143 4572">
          <text:p/>
        </draw:connector>
        <draw:connector draw:style-name="gr6" draw:text-style-name="P1" draw:layer="layout" draw:type="line" svg:x1="7.239cm" svg:y1="5.08cm" svg:x2="17.526cm" svg:y2="9.525cm" draw:start-shape="id3" draw:start-glue-point="2" draw:end-shape="id2" draw:end-glue-point="0" svg:d="M7239 5080l10287 4445">
          <text:p/>
        </draw:connector>
        <draw:connector draw:style-name="gr7" draw:text-style-name="P1" draw:layer="layout" draw:type="line" svg:x1="16.383cm" svg:y1="4.953cm" svg:x2="8.128cm" svg:y2="14.351cm" draw:start-shape="id1" draw:start-glue-point="2" draw:end-shape="id4" draw:end-glue-point="0" svg:d="M16383 4953l-8255 9398">
          <text:p/>
        </draw:connector>
        <draw:connector draw:style-name="gr5" draw:text-style-name="P1" draw:layer="layout" draw:type="line" svg:x1="7.239cm" svg:y1="5.08cm" svg:x2="5.869cm" svg:y2="8.99cm" draw:start-shape="id3" draw:start-glue-point="2" draw:end-shape="id5" draw:end-glue-point="0" svg:d="M7239 5080l-1370 3910">
          <text:p/>
        </draw:connector>
        <draw:connector draw:style-name="gr5" draw:text-style-name="P1" draw:layer="layout" draw:type="line" svg:x1="12.192cm" svg:y1="3.429cm" svg:x2="17.526cm" svg:y2="9.525cm" draw:start-shape="id6" draw:start-glue-point="2" draw:end-shape="id2" draw:end-glue-point="0" svg:d="M12192 3429l5334 6096">
          <text:p/>
        </draw:connector>
        <draw:connector draw:style-name="gr7" draw:text-style-name="P1" draw:layer="layout" draw:type="line" svg:x1="12.192cm" svg:y1="3.429cm" svg:x2="8.128cm" svg:y2="14.351cm" draw:start-shape="id6" draw:start-glue-point="2" draw:end-shape="id4" draw:end-glue-point="0" svg:d="M12192 3429l-4064 10922">
          <text:p/>
        </draw:connector>
        <draw:connector draw:style-name="gr8" draw:text-style-name="P1" draw:layer="layout" draw:type="line" svg:x1="5.869cm" svg:y1="10.387cm" svg:x2="2.54cm" svg:y2="11.557cm" draw:start-shape="id5" draw:start-glue-point="2" draw:end-shape="id7" draw:end-glue-point="0" svg:d="M5869 10387l-3329 1170">
          <text:p/>
        </draw:connector>
        <draw:connector draw:style-name="gr8" draw:text-style-name="P1" draw:layer="layout" draw:type="line" svg:x1="5.869cm" svg:y1="10.387cm" svg:x2="3.683cm" svg:y2="14.859cm" draw:start-shape="id5" draw:start-glue-point="2" draw:end-shape="id8" draw:end-glue-point="0" svg:d="M5869 10387l-2186 4472">
          <text:p/>
        </draw:connector>
        <draw:connector draw:style-name="gr8" draw:text-style-name="P1" draw:layer="layout" draw:type="line" svg:x1="5.869cm" svg:y1="10.387cm" svg:x2="8.128cm" svg:y2="14.351cm" draw:start-shape="id5" draw:start-glue-point="2" draw:end-shape="id4" draw:end-glue-point="0" svg:d="M5869 10387l2259 3964">
          <text:p/>
        </draw:connector>
        <draw:connector draw:style-name="gr8" draw:text-style-name="P1" draw:layer="layout" draw:type="line" svg:x1="8.128cm" svg:y1="15.748cm" svg:x2="10.033cm" svg:y2="17.526cm" draw:start-shape="id4" draw:start-glue-point="2" draw:end-shape="id9" draw:end-glue-point="0" svg:d="M8128 15748l1905 1778">
          <text:p/>
        </draw:connector>
        <draw:connector draw:style-name="gr8" draw:text-style-name="P1" draw:layer="layout" draw:type="line" svg:x1="8.128cm" svg:y1="15.748cm" svg:x2="6.477cm" svg:y2="17.526cm" draw:start-shape="id4" draw:start-glue-point="2" draw:end-shape="id10" draw:end-glue-point="0" svg:d="M8128 15748l-1651 1778">
          <text:p/>
        </draw:connector>
        <draw:frame draw:style-name="gr9" draw:text-style-name="P3" draw:layer="layout" svg:width="4.572cm" svg:height="0.429cm" svg:x="4.718cm" svg:y="19.821cm">
          <draw:text-box>
            <text:p text:style-name="P1"><text:span text:style-name="T2">Production charts</text:span></text:p>
          </draw:text-box>
        </draw:frame>
        <draw:frame draw:style-name="gr9" draw:text-style-name="P3" draw:layer="layout" svg:width="4.572cm" svg:height="0.429cm" svg:x="15.494cm" svg:y="11.255cm">
          <draw:text-box>
            <text:p text:style-name="P1"><text:span text:style-name="T2">Testing infrastructure charts</text:span></text:p>
          </draw:text-box>
        </draw:frame>
        <draw:custom-shape draw:style-name="gr2" draw:text-style-name="P2" xml:id="id11" draw:id="id11" draw:layer="layout" svg:width="3.048cm" svg:height="1.397cm" svg:x="10.16cm" svg:y="12.446cm">
          <text:p text:style-name="P1"><text:span text:style-name="T1">HashiCorp vault</text:span></text:p>
          <draw:enhanced-geometry svg:viewBox="0 0 21600 21600" draw:path-stretchpoint-x="10800" draw:path-stretchpoint-y="10800" draw:text-areas="?f3 ?f4 ?f5 ?f6" draw:type="round-rectangle" draw:modifiers="787.9828326180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87cm" svg:y1="10.387cm" svg:x2="11.684cm" svg:y2="12.446cm" draw:end-shape="id11" draw:end-glue-point="0" svg:d="M5870 10387l5814 2059">
          <text:p/>
        </draw:connector>
        <draw:connector draw:style-name="gr11" draw:text-style-name="P1" draw:layer="layout" draw:type="line" svg:x1="16.383cm" svg:y1="4.953cm" svg:x2="11.684cm" svg:y2="12.446cm" draw:start-shape="id1" draw:start-glue-point="2" draw:end-shape="id11" draw:end-glue-point="0" svg:d="M16383 4953l-4699 7493">
          <text:p/>
        </draw:connector>
        <draw:connector draw:style-name="gr11" draw:text-style-name="P1" draw:layer="layout" draw:type="line" svg:x1="12.192cm" svg:y1="3.429cm" svg:x2="11.684cm" svg:y2="12.446cm" draw:start-shape="id6" draw:start-glue-point="2" draw:end-shape="id11" draw:end-glue-point="0" svg:d="M12192 3429l-508 9017">
          <text:p/>
        </draw:connector>
        <draw:custom-shape draw:style-name="gr12" draw:text-style-name="P1" draw:layer="layout" svg:width="11.303cm" svg:height="2.286cm" svg:x="5.715cm" svg:y="21.209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493cm" svg:y1="21.931cm" svg:x2="9.652cm" svg:y2="21.931cm">
          <text:p/>
        </draw:line>
        <draw:line draw:style-name="gr14" draw:text-style-name="P1" draw:layer="layout" svg:x1="7.493cm" svg:y1="22.632cm" svg:x2="9.652cm" svg:y2="22.632cm">
          <text:p/>
        </draw:line>
        <draw:frame draw:style-name="gr9" draw:text-style-name="P3" draw:layer="layout" svg:width="4.572cm" svg:height="0.429cm" svg:x="10.287cm" svg:y="21.717cm">
          <draw:text-box>
            <text:p text:style-name="P1"><text:span text:style-name="T2">Conditional dependency</text:span></text:p>
          </draw:text-box>
        </draw:frame>
        <draw:frame draw:style-name="gr9" draw:text-style-name="P3" draw:layer="layout" svg:width="4.572cm" svg:height="0.429cm" svg:x="10.087cm" svg:y="22.418cm">
          <draw:text-box>
            <text:p text:style-name="P1"><text:span text:style-name="T2">Absolute dependen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9-12-27T12:07:16</meta:creation-date>
    <meta:generator>OpenOffice/4.1.6$Unix OpenOffice.org_project/416m1$Build-9790</meta:generator>
    <dc:date>2020-05-14T13:21:01</dc:date>
    <dc:creator>Ovidiu Feodorov</dc:creator>
    <meta:editing-duration>PT1H17M16S</meta:editing-duration>
    <meta:editing-cycles>21</meta:editing-cycles>
    <meta:document-statistic meta:object-count="34"/>
  </office:meta>
</office:document-meta>
</file>